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BF0041" fo:font-size="20pt" style:font-size-asian="20pt" style:font-size-complex="20pt" fo:background-color="#FFFF00"/>
    </style:style>
    <style:style style:name="P2" style:parent-style-name="Standard" style:family="paragraph">
      <style:text-properties fo:color="#5983B0"/>
    </style:style>
    <style:style style:name="P3" style:parent-style-name="Standard" style:family="paragraph">
      <style:text-properties fo:color="#5983B0"/>
    </style:style>
    <style:style style:name="P4" style:parent-style-name="Standard" style:family="paragraph">
      <style:text-properties fo:color="#5983B0"/>
    </style:style>
    <style:style style:name="P5" style:parent-style-name="Standard" style:family="paragraph">
      <style:text-properties fo:color="#5983B0"/>
    </style:style>
    <style:style style:name="P6" style:parent-style-name="Standard" style:family="paragraph">
      <style:text-properties fo:color="#5983B0"/>
    </style:style>
    <style:style style:name="P7" style:parent-style-name="Standard" style:family="paragraph">
      <style:text-properties fo:color="#5983B0"/>
    </style:style>
    <style:style style:name="P8" style:parent-style-name="Standard" style:family="paragraph">
      <style:text-properties fo:color="#5983B0"/>
    </style:style>
    <style:style style:name="P9" style:parent-style-name="Standard" style:family="paragraph">
      <style:text-properties fo:color="#5983B0"/>
    </style:style>
    <style:style style:name="P10" style:parent-style-name="Standard" style:family="paragraph">
      <style:text-properties fo:color="#5983B0"/>
    </style:style>
    <style:style style:name="P11" style:parent-style-name="Standard" style:family="paragraph">
      <style:text-properties fo:color="#5983B0"/>
    </style:style>
    <style:style style:name="P12" style:parent-style-name="Standard" style:family="paragraph">
      <style:text-properties fo:color="#5983B0"/>
    </style:style>
    <style:style style:name="P13" style:parent-style-name="Standard" style:family="paragraph">
      <style:text-properties fo:color="#5983B0"/>
    </style:style>
    <style:style style:name="P14" style:parent-style-name="Standard" style:family="paragraph">
      <style:text-properties fo:color="#5983B0"/>
    </style:style>
    <style:style style:name="P15" style:parent-style-name="Standard" style:family="paragraph">
      <style:text-properties fo:color="#5983B0"/>
    </style:style>
    <style:style style:name="P16" style:parent-style-name="Standard" style:family="paragraph">
      <style:text-properties fo:color="#5983B0"/>
    </style:style>
    <style:style style:name="P17" style:parent-style-name="Standard" style:family="paragraph">
      <style:text-properties fo:color="#5983B0"/>
    </style:style>
    <style:style style:name="P18" style:parent-style-name="Standard" style:family="paragraph">
      <style:text-properties fo:color="#5983B0"/>
    </style:style>
    <style:style style:name="P19" style:parent-style-name="Standard" style:family="paragraph">
      <style:text-properties fo:color="#5983B0"/>
    </style:style>
    <style:style style:name="P20" style:parent-style-name="Standard" style:family="paragraph">
      <style:text-properties fo:color="#5983B0"/>
    </style:style>
    <style:style style:name="P21" style:parent-style-name="Standard" style:family="paragraph">
      <style:text-properties fo:color="#5983B0"/>
    </style:style>
    <style:style style:name="P22" style:parent-style-name="Standard" style:family="paragraph">
      <style:text-properties fo:color="#5983B0"/>
    </style:style>
    <style:style style:name="P23" style:parent-style-name="Standard" style:family="paragraph">
      <style:text-properties fo:color="#5983B0"/>
    </style:style>
    <style:style style:name="P24" style:parent-style-name="Standard" style:family="paragraph">
      <style:text-properties fo:color="#5983B0"/>
    </style:style>
    <style:style style:name="P25" style:parent-style-name="Standard" style:family="paragraph">
      <style:text-properties fo:color="#5983B0"/>
    </style:style>
    <style:style style:name="P26" style:parent-style-name="Standard" style:family="paragraph">
      <style:text-properties fo:color="#5983B0"/>
    </style:style>
    <style:style style:name="P27" style:parent-style-name="Standard" style:family="paragraph">
      <style:text-properties fo:color="#5983B0"/>
    </style:style>
    <style:style style:name="P28" style:parent-style-name="Standard" style:family="paragraph">
      <style:text-properties fo:color="#5983B0"/>
    </style:style>
    <style:style style:name="P29" style:parent-style-name="Standard" style:family="paragraph">
      <style:text-properties fo:color="#5983B0"/>
    </style:style>
    <style:style style:name="P30" style:parent-style-name="Standard" style:family="paragraph">
      <style:text-properties fo:color="#5983B0"/>
    </style:style>
    <style:style style:name="P31" style:parent-style-name="Standard" style:family="paragraph">
      <style:text-properties fo:color="#5983B0"/>
    </style:style>
    <style:style style:name="P32" style:parent-style-name="Standard" style:family="paragraph">
      <style:text-properties fo:color="#5983B0"/>
    </style:style>
    <style:style style:name="P33" style:parent-style-name="Standard" style:family="paragraph">
      <style:text-properties fo:color="#5983B0"/>
    </style:style>
    <style:style style:name="P34" style:parent-style-name="Standard" style:family="paragraph">
      <style:text-properties fo:color="#5983B0"/>
    </style:style>
    <style:style style:name="P35" style:parent-style-name="Standard" style:family="paragraph">
      <style:text-properties fo:color="#5983B0"/>
    </style:style>
    <style:style style:name="P36" style:parent-style-name="Standard" style:family="paragraph">
      <style:text-properties fo:color="#5983B0"/>
    </style:style>
    <style:style style:name="P37" style:parent-style-name="Standard" style:family="paragraph">
      <style:text-properties fo:color="#5983B0"/>
    </style:style>
    <style:style style:name="P38" style:parent-style-name="Standard" style:family="paragraph">
      <style:text-properties fo:color="#5983B0"/>
    </style:style>
    <style:style style:name="P39" style:parent-style-name="Standard" style:family="paragraph">
      <style:text-properties fo:color="#5983B0"/>
    </style:style>
    <style:style style:name="P40" style:parent-style-name="Standard" style:family="paragraph">
      <style:text-properties fo:color="#5983B0"/>
    </style:style>
    <style:style style:name="P41" style:parent-style-name="Standard" style:family="paragraph">
      <style:text-properties fo:color="#5983B0"/>
    </style:style>
    <style:style style:name="P42" style:parent-style-name="Standard" style:family="paragraph">
      <style:text-properties fo:color="#5983B0"/>
    </style:style>
    <style:style style:name="P43" style:parent-style-name="Standard" style:family="paragraph">
      <style:text-properties fo:color="#5983B0"/>
    </style:style>
    <style:style style:name="P44" style:parent-style-name="Standard" style:family="paragraph">
      <style:text-properties fo:color="#5983B0"/>
    </style:style>
    <style:style style:name="P45" style:parent-style-name="Standard" style:family="paragraph">
      <style:text-properties fo:color="#5983B0"/>
    </style:style>
    <style:style style:name="P46" style:parent-style-name="Standard" style:family="paragraph">
      <style:text-properties fo:color="#5983B0"/>
    </style:style>
    <style:style style:name="P47" style:parent-style-name="Standard" style:family="paragraph">
      <style:text-properties fo:color="#5983B0"/>
    </style:style>
    <style:style style:name="P48" style:parent-style-name="Standard" style:family="paragraph">
      <style:text-properties fo:color="#5983B0"/>
    </style:style>
    <style:style style:name="P49" style:parent-style-name="Standard" style:family="paragraph">
      <style:text-properties fo:color="#5983B0"/>
    </style:style>
    <style:style style:name="P50" style:parent-style-name="Standard" style:family="paragraph">
      <style:text-properties fo:color="#5983B0"/>
    </style:style>
    <style:style style:name="P51" style:parent-style-name="Standard" style:family="paragraph">
      <style:text-properties fo:color="#5983B0"/>
    </style:style>
    <style:style style:name="P52" style:parent-style-name="Standard" style:family="paragraph">
      <style:text-properties fo:color="#5983B0"/>
    </style:style>
    <style:style style:name="P53" style:parent-style-name="Standard" style:family="paragraph">
      <style:text-properties fo:color="#5983B0"/>
    </style:style>
    <style:style style:name="P54" style:parent-style-name="Standard" style:family="paragraph">
      <style:text-properties fo:color="#5983B0"/>
    </style:style>
    <style:style style:name="P55" style:parent-style-name="Standard" style:family="paragraph">
      <style:text-properties fo:color="#5983B0"/>
    </style:style>
    <style:style style:name="P56" style:parent-style-name="Standard" style:family="paragraph">
      <style:text-properties fo:color="#5983B0"/>
    </style:style>
    <style:style style:name="P57" style:parent-style-name="Standard" style:family="paragraph">
      <style:text-properties fo:color="#5983B0"/>
    </style:style>
    <style:style style:name="P58" style:parent-style-name="Standard" style:family="paragraph">
      <style:text-properties fo:color="#5983B0"/>
    </style:style>
    <style:style style:name="P59" style:parent-style-name="Standard" style:family="paragraph">
      <style:text-properties fo:color="#5983B0"/>
    </style:style>
    <style:style style:name="P60" style:parent-style-name="Standard" style:family="paragraph">
      <style:text-properties fo:color="#5983B0"/>
    </style:style>
    <style:style style:name="P61" style:parent-style-name="Standard" style:family="paragraph">
      <style:text-properties fo:color="#5983B0"/>
    </style:style>
    <style:style style:name="P62" style:parent-style-name="Standard" style:family="paragraph">
      <style:text-properties fo:color="#5983B0"/>
    </style:style>
    <style:style style:name="P63" style:parent-style-name="Standard" style:family="paragraph">
      <style:text-properties fo:color="#5983B0"/>
    </style:style>
    <style:style style:name="P64" style:parent-style-name="Standard" style:family="paragraph">
      <style:text-properties fo:color="#5983B0"/>
    </style:style>
    <style:style style:name="P65" style:parent-style-name="Standard" style:family="paragraph">
      <style:text-properties fo:color="#5983B0"/>
    </style:style>
    <style:style style:name="P66" style:parent-style-name="Standard" style:family="paragraph">
      <style:text-properties fo:color="#5983B0"/>
    </style:style>
    <style:style style:name="P67" style:parent-style-name="Standard" style:family="paragraph">
      <style:text-properties fo:color="#5983B0"/>
    </style:style>
    <style:style style:name="TableColumn69" style:family="table-column">
      <style:table-column-properties style:column-width="1.3368in"/>
    </style:style>
    <style:style style:name="TableColumn70" style:family="table-column">
      <style:table-column-properties style:column-width="1.3368in"/>
    </style:style>
    <style:style style:name="TableColumn71" style:family="table-column">
      <style:table-column-properties style:column-width="1.3375in"/>
    </style:style>
    <style:style style:name="TableColumn72" style:family="table-column">
      <style:table-column-properties style:column-width="1.3375in"/>
    </style:style>
    <style:style style:name="TableColumn73" style:family="table-column">
      <style:table-column-properties style:column-width="1.3375in"/>
    </style:style>
    <style:style style:name="Table68" style:family="table">
      <style:table-properties style:width="6.6861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</office:automatic-styles>
  <office:body>
    <office:text text:use-soft-page-breaks="true">
      <text:p text:style-name="P1">ESTA TAREA ESTA REALIZADA POR ÓSCAR ÚBEDA Y CRISTHIAN YUNDA</text:p>
      <text:p text:style-name="Standard">UD1: Sistemas de almacenamiento de la información.</text:p>
      <text:p text:style-name="Standard">Cuestiones</text:p>
      <text:p text:style-name="Standard">CMMG</text:p>
      <text:p text:style-name="Standard">Pág. 1 de 1</text:p>
      <text:p text:style-name="Standard">A partir de los dos documentos que he subido<text:s/>en el Curso de Bases de Datos. La presentación y el documento de la</text:p>
      <text:p text:style-name="Standard">Unidad 1. Responde a las siguientes cuestiones, algunas cuestiones son de razonar, otras las puedes sacar del propio documento.</text:p>
      <text:p text:style-name="Standard">1. Define qué es una base de datos y explica por qué surge la necesidad de almacenar información.</text:p>
      <text:p text:style-name="P2">Una base de datos es un conjunto de datos relacionados almacenados en un soporte</text:p>
      <text:p text:style-name="P3">informático.</text:p>
      <text:p text:style-name="P4">En informática, un sistema de información es cualquier sistema computacional que</text:p>
      <text:p text:style-name="P5">permite obtener, almacenar, gestionar, procesar, transmitir o recibir datos, para</text:p>
      <text:p text:style-name="P6">satisfacer una necesidad de información</text:p>
      <text:p text:style-name="P7"/>
      <text:p text:style-name="Standard">2. Explica las principales diferencias entre un sistema de archivos y un sistema de bases de datos.</text:p>
      <text:p text:style-name="P8">Un sistema basado en ficheros es un conjunto de programas informáticos que</text:p>
      <text:p text:style-name="P9">permiten al usuario almacenar, consultar y modificar datos. Dichos datos se almacenan</text:p>
      <text:p text:style-name="P10">en ficheros diseñados para una determinada aplicación.</text:p>
      <text:p text:style-name="Standard"/>
      <text:p text:style-name="P11">Una base de datos es un conjunto de datos relacionados almacenados en un soporte</text:p>
      <text:p text:style-name="P12">informático.</text:p>
      <text:p text:style-name="P13"/>
      <text:p text:style-name="Standard">3. Enumera y explica<text:s/>al menos 5 desventajas de los sistemas de archivos</text:p>
      <text:p text:style-name="P14">•Dificultad en el acceso a los datos: Se busca un acceso eficiente y rápido.</text:p>
      <text:p text:style-name="P15">•Flexibilidad en los cambios: Si las necesidades del sistema de información cambian.</text:p>
      <text:p text:style-name="P16">•Control de la redundancia: La inconsistencia de los datos se produce cuando un dato redundante es</text:p>
      <text:p text:style-name="P17">diferente en dos o más sitios.</text:p>
      <text:p text:style-name="P18">•Integridad: La integridad se refiere a la validez de los datos.</text:p>
      <text:p text:style-name="P19">•Concurrencia: La concurrencia se refiere a la posibilidad de que varios usuarios trabajen</text:p>
      <text:p text:style-name="P20">simultáneamente.</text:p>
      <text:p text:style-name="P21"/>
      <text:p text:style-name="Standard">4. Explica qué es la inconsistencia de datos y pon un ejemplo práctico.</text:p>
      <text:p text:style-name="P22">La inconsistencia de los datos se produce cuando un dato redundante es diferente en dos o más sitios.</text:p>
      <text:p text:style-name="P23">Ejemplo: misma dirección de un cliente de forma distinta,</text:p>
      <text:p text:style-name="P24"/>
      <text:p text:style-name="Standard">5. ¿Por qué la redundancia de información es problemática en los sistemas de archivos?</text:p>
      <text:p text:style-name="P25">Porque mas difícil llegar a todos los datos a la vez, ademas ocupan mas espacio al estar los datos repetidos.</text:p>
      <text:p text:style-name="Standard"/>
      <text:p text:style-name="Standard">6. Describe los tres niveles de abstracción de una base de datos y explica<text:s/>qué tipo de usuarios trabaja principalmente en cada nivel.</text:p>
      <text:p text:style-name="P26">NIVEL INTERNO</text:p>
      <text:p text:style-name="P27"> Describe la forma de almacenar los datos en los dispositivos de almacenamiento</text:p>
      <text:p text:style-name="P28"/>
      <text:p text:style-name="P29">NIVEL CONCEPTUAL</text:p>
      <text:p text:style-name="P30"> Describe qué datos son almacenados realmente en la base de datos y las relaciones<text:s/>que</text:p>
      <text:p text:style-name="P31">existen entre los mismos.</text:p>
      <text:p text:style-name="P32"/>
      <text:p text:style-name="P33"/>
      <text:p text:style-name="P34">NIVEL EXTERNO</text:p>
      <text:p text:style-name="P35"> Incluye varios esquemas externos o vistas que describen la visión de los datos que</text:p>
      <text:p text:style-name="P36">poseen los usuarios finales.</text:p>
      <text:p text:style-name="Standard"/>
      <text:p text:style-name="Standard">7. Diferencia entre independencia lógica e independencia física de los datos.</text:p>
      <text:p text:style-name="P37">Independencia<text:s/>lógica: de los datos es la capacidad de modificar el esquema conceptual</text:p>
      <text:p text:style-name="P38">sin tener que alterar los esquemas externos ni los programas de aplicación.</text:p>
      <text:p text:style-name="P39"/>
      <text:p text:style-name="P40">Independencia física: de los datos es la capacidad de modificar el esquema interno sin</text:p>
      <text:p text:style-name="P41">tener que alterar el<text:s/>esquema conceptual.</text:p>
      <text:p text:style-name="Standard"/>
      <text:p text:style-name="Standard">8. Una empresa está decidiendo entre usar archivos individuales o implementar una base de datos.</text:p>
      <text:p text:style-name="Standard">¿Bajo qué circunstancias recomendarías usar archivos? ¿Y cuándo una base de datos?</text:p>
      <text:p text:style-name="P42">Recomendar usar archivos cuando haya muy poca información y personas.</text:p>
      <text:p text:style-name="P43">Y una base de datos cuando se tenga que gestionar muchos datos de diferentes personas.</text:p>
      <text:p text:style-name="Standard"/>
      <text:p text:style-name="Standard">9. ¿Qué quiere decir que una base de datos permita la concurrencia?</text:p>
      <text:p text:style-name="P44">Que permite que varios usuarios trabajen simultáneamente en la base de datos.</text:p>
      <text:p text:style-name="Standard"/>
      <text:p text:style-name="Standard">10. Por qué la mayoría de SGBD comerciales actuales están basados en el modelo relacional?</text:p>
      <text:p text:style-name="P45">Es mucho más fácil de gestionar y manipular los datos.</text:p>
      <text:p text:style-name="Standard"/>
      <text:p text:style-name="Standard">11. Si un programador necesita modificar la estructura física de almacenamiento, ¿qué nivel de</text:p>
      <text:p text:style-name="Standard">independencia garantizaría que no afecte a las aplicaciones?</text:p>
      <text:p text:style-name="P46">Independencia lógica de datos.</text:p>
      <text:p text:style-name="Standard"/>
      <text:p text:style-name="Standard">12. ¿Por qué es importante que el diccionario de datos sea lo primero que se consulte?</text:p>
      <text:p text:style-name="P47">Porque contiene metadatos a cerca de la base de datos.</text:p>
      <text:p text:style-name="Standard"/>
      <text:p text:style-name="Standard">13. Diferencia las responsabilidades de<text:s/>diseñador, programador y administrador de BD.</text:p>
      <text:p text:style-name="P48">•Los diseñadores se encargan de identificar los datos que se almacenarán en la base de</text:p>
      <text:p text:style-name="P49">datos y de elegir las estructuras apropiadas para almacenar dichos datos. Suelen formar</text:p>
      <text:p text:style-name="P50">parte del personal de ABD.</text:p>
      <text:p text:style-name="P51">•El<text:s/>administrador de BD tiene el control centralizado de la base de datos y es el responsable de su buen funcionamiento. Es el encargado de autorizar el acceso a la base de datos, de coordinar y vigilar su utilización y de adquirir los recursos software y hardware que sean necesarios.</text:p>
      <text:p text:style-name="P52">•El programador implementa esas especificaciones en forma de programas y luego prueban, depuran, documentan y mantienen estas transacciones programadas</text:p>
      <text:p text:style-name="Standard"/>
      <text:p text:style-name="Standard">14. Funciones de componentes del gestor</text:p>
      <text:p text:style-name="P53">El gestor de base de datos o monitor,<text:s/>es un componente software encargado de garantizar el</text:p>
      <text:p text:style-name="P54">correcto, seguro, íntegro y eficiente acceso y almacenamiento de los datos.</text:p>
      <text:p text:style-name="Standard"/>
      <text:p text:style-name="Standard">15. ¿Cuándo las desventajas de BD serían más significativas que las ventajas?</text:p>
      <text:p text:style-name="P55">Cuando se requiere flexibilidad, para manejar datos no estructurados o semiestructurados, y cuando el crecimiento de los datos es muy rápido y no es fácil de predecir.</text:p>
      <text:p text:style-name="Standard"/>
      <text:p text:style-name="Standard"/>
      <text:p text:style-name="Standard"/>
      <text:p text:style-name="Standard"/>
      <text:p text:style-name="Standard"/>
      <text:p text:style-name="Standard">16. Describe el significado de las siguientes siglas: DDL, DML y DCL. Explica la utilidad de cada una.</text:p>
      <text:p text:style-name="P56">•DDL: Crear la estructura de la base de datos, incluyendo todos los objetos que puede incluir</text:p>
      <text:p text:style-name="P57">la misma (tablas, vistas, usuarios, procedimientos, funciones, triggers, etc.).</text:p>
      <text:p text:style-name="P58">•DML: Consultar y manipular la información almacenada en la base de datos.</text:p>
      <text:p text:style-name="P59">•DCL: Asignar privilegios a usuarios, confirmar o abortar transacciones, etc. DCL.</text:p>
      <text:p text:style-name="Standard"/>
      <text:p text:style-name="Standard">17. Factores que impulsaron la evolución hacia BD distribuidas. Esta pregunta se debe consultar en</text:p>
      <text:p text:style-name="Standard">Internet. Indica las fuentes.</text:p>
      <text:p text:style-name="P60">La evolución hacia bases de datos distribuidas se impulsó por la necesidad de<text:s/>superar las limitaciones de los sistemas centralizados, como la sobrecarga en discos y redes, la necesidad de mayor disponibilidad y tolerancia a fallos, y el crecimiento del volumen de datos y las aplicaciones distribuidas.</text:p>
      <text:p text:style-name="P61"><text:s/>La aparición de redes de comunicación más rápidas y la demanda de arquitecturas flexibles, escalables y tolerantes a fallos también fueron factores clave, junto con la adaptación de las organizaciones a estructuras distribuidas</text:p>
      <text:p text:style-name="P62">Fuentes:<text:s/>https://www.dataprix.com/es/evolucion-de-los-sgbd#:~:text=1)%20Disponibilidad.,datos%20de%20los%20dem%C3%A1s%20sistemas.</text:p>
      <text:p text:style-name="P63"/>
      <text:p text:style-name="Standard">18. Qué son las vistas? ¿Para qué se utilizan? Busca información en Internet para completar tu</text:p>
      <text:p text:style-name="Standard">respuesta. Indica las fuentes consultadas ¿En qué se diferencia de una consulta?</text:p>
      <text:p text:style-name="P64">•Las vistas describen la visión de los datos que poseen los usuarios finales.</text:p>
      <text:p text:style-name="P65">•Las vistas pueden utilizarse para proporcionar una interfaz compatible con versiones anteriores con el fin de emular una tabla que<text:s/>existía pero cuyo esquema ha cambiado.</text:p>
      <text:p text:style-name="P66">•La diferencia clave se que las consultas se guardan en el documento Base y las vistas se guardan en la base de datos.</text:p>
      <text:p text:style-name="P67"/>
      <text:p text:style-name="Standard">Pregunta Práctica – Diseño de una BD para una pizzería</text:p>
      <text:p text:style-name="Standard">Representación tabular de informaciones<text:s/>de una pizzería</text:p>
      <text:p text:style-name="Standard">Construye una representación tabular, puedes usar una hoja de cálculo o un documento de texto con</text:p>
      <text:p text:style-name="Standard">tablas, para almacenar los datos de las pizzas que se ofrecen en una pizzería. Pon algunos valores de</text:p>
      <text:p text:style-name="Standard">ejemplo (con 4 sería suficiente)</text:p>
      <text:p text:style-name="Standard">Interrelaciones en una pizzería</text:p>
      <text:p text:style-name="Standard">Vamos a añadir más tablas a nuestra pizzería,</text:p>
      <text:p text:style-name="Standard">• el archivo de ingredientes que disponemos en la pizzería</text:p>
      <text:p text:style-name="Standard">• el archivo donde se registran los pedidos</text:p>
      <text:p text:style-name="Standard">Piensa las interrelaciones que pueden existir entre los tres archivos</text:p>
      <text:p text:style-name="Standard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Pizza_ID</text:p>
          </table:table-cell>
          <table:table-cell table:style-name="TableCell77">
            <text:p text:style-name="P78">Nombre</text:p>
          </table:table-cell>
          <table:table-cell table:style-name="TableCell79">
            <text:p text:style-name="P80">Descripción</text:p>
          </table:table-cell>
          <table:table-cell table:style-name="TableCell81">
            <text:p text:style-name="P82">Precio</text:p>
          </table:table-cell>
          <table:table-cell table:style-name="TableCell83">
            <text:p text:style-name="P84">Tamaño</text:p>
          </table:table-cell>
        </table:table-row>
        <table:table-row table:style-name="TableRow85">
          <table:table-cell table:style-name="TableCell86">
            <text:p text:style-name="P87">1</text:p>
          </table:table-cell>
          <table:table-cell table:style-name="TableCell88">
            <text:p text:style-name="P89">Margarita</text:p>
          </table:table-cell>
          <table:table-cell table:style-name="TableCell90">
            <text:p text:style-name="P91">Salsa de tomate, queso mozzarella</text:p>
          </table:table-cell>
          <table:table-cell table:style-name="TableCell92">
            <text:p text:style-name="P93">8.00</text:p>
          </table:table-cell>
          <table:table-cell table:style-name="TableCell94">
            <text:p text:style-name="P95">Mediana</text:p>
          </table:table-cell>
        </table:table-row>
        <table:table-row table:style-name="TableRow96">
          <table:table-cell table:style-name="TableCell97">
            <text:p text:style-name="P98">2</text:p>
          </table:table-cell>
          <table:table-cell table:style-name="TableCell99">
            <text:p text:style-name="P100">Pepperoni</text:p>
          </table:table-cell>
          <table:table-cell table:style-name="TableCell101">
            <text:p text:style-name="P102">Salsa de tomate, queso mozzarella, pepperoni</text:p>
          </table:table-cell>
          <table:table-cell table:style-name="TableCell103">
            <text:p text:style-name="P104">9.50</text:p>
          </table:table-cell>
          <table:table-cell table:style-name="TableCell105">
            <text:p text:style-name="P106">Grande</text:p>
          </table:table-cell>
        </table:table-row>
        <table:table-row table:style-name="TableRow107">
          <table:table-cell table:style-name="TableCell108">
            <text:p text:style-name="P109">3</text:p>
          </table:table-cell>
          <table:table-cell table:style-name="TableCell110">
            <text:p text:style-name="P111">4 Quesos</text:p>
          </table:table-cell>
          <table:table-cell table:style-name="TableCell112">
            <text:p text:style-name="P113">Salsa de tomate, 4 tipos de queso</text:p>
          </table:table-cell>
          <table:table-cell table:style-name="TableCell114">
            <text:p text:style-name="P115">10.00</text:p>
          </table:table-cell>
          <table:table-cell table:style-name="TableCell116">
            <text:p text:style-name="P117">Grande</text:p>
          </table:table-cell>
        </table:table-row>
        <table:table-row table:style-name="TableRow118">
          <table:table-cell table:style-name="TableCell119">
            <text:p text:style-name="P120">4</text:p>
          </table:table-cell>
          <table:table-cell table:style-name="TableCell121">
            <text:p text:style-name="P122">Barbacoa</text:p>
          </table:table-cell>
          <table:table-cell table:style-name="TableCell123">
            <text:p text:style-name="P124">Salsa barbacoa, pollo, cebolla, queso mozzarella</text:p>
          </table:table-cell>
          <table:table-cell table:style-name="TableCell125">
            <text:p text:style-name="P126">9.50</text:p>
          </table:table-cell>
          <table:table-cell table:style-name="TableCell127">
            <text:p text:style-name="P128">Median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uenta Microsoft</dc:creator>
    <meta:creation-date>2025-09-18T11:46:00Z</meta:creation-date>
    <dc:date>2025-09-18T11:46:00Z</dc:date>
    <meta:template xlink:href="Normal.dotm" xlink:type="simple"/>
    <meta:editing-cycles>2</meta:editing-cycles>
    <meta:editing-duration>PT0S</meta:editing-duration>
    <meta:document-statistic meta:page-count="3" meta:paragraph-count="15" meta:word-count="1206" meta:character-count="7829" meta:row-count="55" meta:non-whitespace-character-count="6638"/>
  </office:meta>
</office:document-meta>
</file>